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5.205cm" table:align="left"/>
    </style:style>
    <style:style style:name="Tabela1.A" style:family="table-column">
      <style:table-column-properties style:column-width="0.247cm"/>
    </style:style>
    <style:style style:name="Tabela1.B" style:family="table-column">
      <style:table-column-properties style:column-width="14.958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5.775cm" table:align="left"/>
    </style:style>
    <style:style style:name="Tabela2.A" style:family="table-column">
      <style:table-column-properties style:column-width="0.247cm"/>
    </style:style>
    <style:style style:name="Tabela2.B" style:family="table-column">
      <style:table-column-properties style:column-width="5.528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7cm" table:align="left"/>
    </style:style>
    <style:style style:name="Tabela3.A" style:family="table-column">
      <style:table-column-properties style:column-width="0.247cm"/>
    </style:style>
    <style:style style:name="Tabela3.B" style:family="table-column">
      <style:table-column-properties style:column-width="16.75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9.977cm" table:align="left"/>
    </style:style>
    <style:style style:name="Tabela4.A" style:family="table-column">
      <style:table-column-properties style:column-width="0.247cm"/>
    </style:style>
    <style:style style:name="Tabela4.B" style:family="table-column">
      <style:table-column-properties style:column-width="9.73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9.469cm" table:align="left"/>
    </style:style>
    <style:style style:name="Tabela5.A" style:family="table-column">
      <style:table-column-properties style:column-width="0.247cm"/>
    </style:style>
    <style:style style:name="Tabela5.B" style:family="table-column">
      <style:table-column-properties style:column-width="9.222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0.247cm"/>
    </style:style>
    <style:style style:name="Tabela6.B" style:family="table-column">
      <style:table-column-properties style:column-width="16.753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0.459cm"/>
    </style:style>
    <style:style style:name="Tabela7.B" style:family="table-column">
      <style:table-column-properties style:column-width="16.542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5.363cm" table:align="left"/>
    </style:style>
    <style:style style:name="Tabela8.A" style:family="table-column">
      <style:table-column-properties style:column-width="0.247cm"/>
    </style:style>
    <style:style style:name="Tabela8.B" style:family="table-column">
      <style:table-column-properties style:column-width="15.117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5.67cm" table:align="left"/>
    </style:style>
    <style:style style:name="Tabela9.A" style:family="table-column">
      <style:table-column-properties style:column-width="0.247cm"/>
    </style:style>
    <style:style style:name="Tabela9.B" style:family="table-column">
      <style:table-column-properties style:column-width="15.423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6.94cm" table:align="left"/>
    </style:style>
    <style:style style:name="Tabela10.A" style:family="table-column">
      <style:table-column-properties style:column-width="0.459cm"/>
    </style:style>
    <style:style style:name="Tabela10.B" style:family="table-column">
      <style:table-column-properties style:column-width="16.482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5.67cm" table:align="left"/>
    </style:style>
    <style:style style:name="Tabela11.A" style:family="table-column">
      <style:table-column-properties style:column-width="0.247cm"/>
    </style:style>
    <style:style style:name="Tabela11.B" style:family="table-column">
      <style:table-column-properties style:column-width="15.423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6.94cm" table:align="left"/>
    </style:style>
    <style:style style:name="Tabela12.A" style:family="table-column">
      <style:table-column-properties style:column-width="0.459cm"/>
    </style:style>
    <style:style style:name="Tabela12.B" style:family="table-column">
      <style:table-column-properties style:column-width="16.482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16.676cm" table:align="left"/>
    </style:style>
    <style:style style:name="Tabela13.A" style:family="table-column">
      <style:table-column-properties style:column-width="0.247cm"/>
    </style:style>
    <style:style style:name="Tabela13.B" style:family="table-column">
      <style:table-column-properties style:column-width="16.429cm"/>
    </style:style>
    <style:style style:name="Tabela13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enerating PDFs from html and snappy in CakePHP 3</text:h>
      <text:p text:style-name="Quotations">In previous tutorial, we have learned how to generate PDFs from html and snappy. In this tutorial, we will use the same approach, but apply it in CakePHP 3 framework. <text:line-break/><text:line-break/>This tactic will enable the CakePHP controllers of your application to generate PDFs with a few lines of code. </text:p>
      <text:h text:style-name="Heading_20_2" text:outline-level="2"><text:bookmark text:name="top"/>Table Of Content</text:h>
      <text:list xml:id="list3816784736" text:style-name="L1">
        <text:list-item>
          <text:p text:style-name="P3"><text:a xlink:type="simple" xlink:href="https://www.startutorial.com/articles/view/generating-pdfs-from-html-and-snappy-in-cakephp-3#toc_1" text:style-name="Internet_20_link" text:visited-style-name="Visited_20_Internet_20_Link">Installing dependencies</text:a> </text:p>
        </text:list-item>
        <text:list-item>
          <text:p text:style-name="P3"><text:a xlink:type="simple" xlink:href="https://www.startutorial.com/articles/view/generating-pdfs-from-html-and-snappy-in-cakephp-3#toc_2" text:style-name="Internet_20_link" text:visited-style-name="Visited_20_Internet_20_Link">Creating the PdfWriter class</text:a> </text:p>
        </text:list-item>
        <text:list-item>
          <text:p text:style-name="P3"><text:a xlink:type="simple" xlink:href="https://www.startutorial.com/articles/view/generating-pdfs-from-html-and-snappy-in-cakephp-3#toc_3" text:style-name="Internet_20_link" text:visited-style-name="Visited_20_Internet_20_Link">Using the PdfWriter class in a controller action</text:a> </text:p>
        </text:list-item>
        <text:list-item>
          <text:p text:style-name="P3"><text:a xlink:type="simple" xlink:href="https://www.startutorial.com/articles/view/generating-pdfs-from-html-and-snappy-in-cakephp-3#toc_4" text:style-name="Internet_20_link" text:visited-style-name="Visited_20_Internet_20_Link">Make it reusable</text:a> </text:p>
        </text:list-item>
        <text:list-item>
          <text:p text:style-name="P1"><text:a xlink:type="simple" xlink:href="https://www.startutorial.com/articles/view/generating-pdfs-from-html-and-snappy-in-cakephp-3#toc_5" text:style-name="Internet_20_link" text:visited-style-name="Visited_20_Internet_20_Link">The end</text:a> </text:p>
        </text:list-item>
      </text:list>
      <text:h text:style-name="Heading_20_3" text:outline-level="3"><text:bookmark text:name="toc_1"/>Installing dependencies</text:h>
      <text:p text:style-name="Text_20_body">The same as previous email, we will need to install the dependencies, which include <text:span text:style-name="Strong_20_Emphasis">wkhtmltopdf</text:span> and <text:span text:style-name="Strong_20_Emphasis">wkhtmltoimage</text:span>'s binary files and the Snappy package. </text:p>
      <text:p text:style-name="Text_20_body">A gentle reminder: make sure you specify the correct <text:span text:style-name="Strong_20_Emphasis">wkhtmltopdf</text:span> and <text:span text:style-name="Strong_20_Emphasis">wkhtmltoimage</text:span>'s binary files according to your operating system. Otherwise it won't work. Here is <text:a xlink:type="simple" xlink:href="https://github.com/profburial/wkhtmltopdf-binaries#-disclaimer-" text:style-name="Internet_20_link" text:visited-style-name="Visited_20_Internet_20_Link">the list</text:a> of the binary files again.</text:p>
      <text:p text:style-name="Text_20_body">In the CakePHP project's root folder, install dependencies via <text:span text:style-name="Source_20_Text">composer require</text:span>. We are still demonstrating in this in an OSX machine:</text:p>
      <text:section text:style-name="Sect1" text:name="highlighter_56932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1" table:style-name="Tabela1">
          <table:table-column table:style-name="Tabela1.A"/>
          <table:table-column table:style-name="Tabela1.B"/>
          <table:table-row table:style-name="TableLine93922946735808">
            <table:table-cell table:style-name="Tabela1.A1" office:value-type="string">
              <text:p text:style-name="Table_20_Contents">1</text:p>
              <text:p text:style-name="Table_20_Contents">2</text:p>
            </table:table-cell>
            <table:table-cell table:style-name="Tabela1.A1" office:value-type="string">
              <text:p text:style-name="Table_20_Contents"><text:span text:style-name="Source_20_Text">composer require</text:span> <text:span text:style-name="Source_20_Text">profburial/wkhtmltopdf-binaries-osx:0.12.1</text:span></text:p>
              <text:p text:style-name="Table_20_Contents"><text:span text:style-name="Source_20_Text">composer require</text:span> <text:span text:style-name="Source_20_Text">knplabs/knp-snappy</text:span></text:p>
            </table:table-cell>
          </table:table-row>
        </table:table>
        <text:p text:style-name="Text_20_body"/>
      </text:section>
      <text:h text:style-name="Heading_20_3" text:outline-level="3"><text:bookmark text:name="toc_2"/>Creating the PdfWriter class</text:h>
      <text:p text:style-name="Text_20_body">Let's create the PdfWriter class, but this time, we will have to place it in a proper CakePHP namespace. </text:p>
      <text:p text:style-name="Text_20_body">The PdfWriter serves as a utility class, so we will create a new namespace called <text:span text:style-name="Source_20_Text">App\Utility</text:span> for it. </text:p>
      <text:p text:style-name="Text_20_body">Create the PdfWriter class file at <text:span text:style-name="Source_20_Text">src/Utility/PdfWriter.php</text:span>:</text:p>
      <text:section text:style-name="Sect1" text:name="highlighter_144982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2" table:style-name="Tabela2">
          <table:table-column table:style-name="Tabela2.A"/>
          <table:table-column table:style-name="Tabela2.B"/>
          <text:soft-page-break/>
          <table:table-row table:style-name="TableLine93922894910928">
            <table:table-cell table:style-name="Tabela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</table:table-cell>
            <table:table-cell table:style-name="Tabela2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namespace</text:span> <text:span text:style-name="Source_20_Text">App\Utility;</text:span></text:p>
              <text:p text:style-name="Table_20_Contents"> </text:p>
              <text:p text:style-name="Table_20_Contents"><text:span text:style-name="Source_20_Text">class</text:span> <text:span text:style-name="Source_20_Text">PdfWriter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Next we will configure the binary file path of <text:span text:style-name="Strong_20_Emphasis">wkhtmltopdf</text:span> file in the PdfWriter's constructor:</text:p>
      <text:section text:style-name="Sect1" text:name="highlighter_902235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3" table:style-name="Tabela3">
          <table:table-column table:style-name="Tabela3.A"/>
          <table:table-column table:style-name="Tabela3.B"/>
          <table:table-row table:style-name="TableLine93922910496256"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</table:table-cell>
            <table:table-cell table:style-name="Tabela3.A1" office:value-type="string">
              <text:p text:style-name="Table_20_Contents"><text:span text:style-name="Source_20_Text">private</text:span> <text:span text:style-name="Source_20_Text">$binaryPath;</text:span></text:p>
              <text:p text:style-name="Table_20_Contents"> </text:p>
              <text:p text:style-name="Table_20_Contents"><text:span text:style-name="Source_20_Text">public</text:span> <text:span text:style-name="Source_20_Text">function</text:span> <text:span text:style-name="Source_20_Text">__construct()</text:span></text:p>
              <text:p text:style-name="Table_20_Contents"><text:span text:style-name="Source_20_Text">{</text:span></text:p>
              <text:p text:style-name="Table_20_Contents"><text:span text:style-name="Source_20_Text">    $this-&gt;binaryPath = ROOT . '/vendor/bin/wkhtmltopdf-amd64-osx';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Next we will create a similar <text:span text:style-name="Source_20_Text">write</text:span> method, but this time, this method does a bit more than just accepting a path string. It accepts a CakePHP template path and an array variable:</text:p>
      <text:section text:style-name="Sect1" text:name="highlighter_554289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4" table:style-name="Tabela4">
          <table:table-column table:style-name="Tabela4.A"/>
          <table:table-column table:style-name="Tabela4.B"/>
          <table:table-row table:style-name="TableLine93922910807056">
            <table:table-cell table:style-name="Tabela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ela4.A1" office:value-type="string">
              <text:p text:style-name="Table_20_Contents"><text:span text:style-name="Source_20_Text">public</text:span> <text:span text:style-name="Source_20_Text">function</text:span> <text:span text:style-name="Source_20_Text">write($template, $data)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The design of this method parameters is that, we will allow user pass a template and its view variables. </text:p>
      <text:p text:style-name="Text_20_body">Next we will create a Snappy instance as the first line of the method:</text:p>
      <text:section text:style-name="Sect1" text:name="highlighter_480761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5" table:style-name="Tabela5">
          <table:table-column table:style-name="Tabela5.A"/>
          <table:table-column table:style-name="Tabela5.B"/>
          <table:table-row table:style-name="TableLine93922910569216">
            <table:table-cell table:style-name="Tabela5.A1" office:value-type="string">
              <text:p text:style-name="Table_20_Contents">1</text:p>
            </table:table-cell>
            <table:table-cell table:style-name="Tabela5.A1" office:value-type="string">
              <text:p text:style-name="Table_20_Contents"><text:span text:style-name="Source_20_Text">$snappy</text:span> <text:span text:style-name="Source_20_Text">= new</text:span> <text:span text:style-name="Source_20_Text">Pdf($this-&gt;binaryPath);</text:span></text:p>
            </table:table-cell>
          </table:table-row>
        </table:table>
        <text:p text:style-name="Text_20_body"/>
      </text:section>
      <text:p text:style-name="Text_20_body">Then we will get the raw HTML out of a CakePHP view:</text:p>
      <text:section text:style-name="Sect1" text:name="highlighter_959673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6" table:style-name="Tabela6">
          <table:table-column table:style-name="Tabela6.A"/>
          <table:table-column table:style-name="Tabela6.B"/>
          <table:table-row table:style-name="TableLine93922910794096">
            <table:table-cell table:style-name="Tabela6.A1" office:value-type="string">
              <text:p text:style-name="Table_20_Contents">1</text:p>
            </table:table-cell>
            <table:table-cell table:style-name="Tabela6.A1" office:value-type="string">
              <text:p text:style-name="Table_20_Contents"><text:span text:style-name="Source_20_Text">$html</text:span> <text:span text:style-name="Source_20_Text">= (new</text:span> <text:span text:style-name="Source_20_Text">ViewBuilder())-&gt;layout('ajax')-&gt;build($data)-&gt;render($template);</text:span></text:p>
            </table:table-cell>
          </table:table-row>
        </table:table>
        <text:p text:style-name="Text_20_body"/>
      </text:section>
      <text:p text:style-name="Text_20_body">Note how we use CakePHP's <text:span text:style-name="Strong_20_Emphasis">ViewBuilder</text:span> to render the template's HTML source code. <text:span text:style-name="Strong_20_Emphasis">ViewBuilder</text:span> is a pretty useful class of CakePHP. </text:p>
      <text:p text:style-name="Text_20_body">Lastly we will generate the PDF by Snappy and return it: <text:span text:style-name="Source_20_Text">return $snappy-&gt;getOutputFromHtml($html); </text:span>Note in this step, we are using a different Snappy API <text:soft-page-break/><text:span text:style-name="Source_20_Text">getOutputFromHtml</text:span>instead of <text:span text:style-name="Source_20_Text">generateFromHtml</text:span> in previous tutorial. The reason is we want to get a PDF as a return value. </text:p>
      <text:p text:style-name="Text_20_body">Below is the full source code for the PdfWriter class:</text:p>
      <text:section text:style-name="Sect1" text:name="highlighter_698465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7" table:style-name="Tabela7">
          <table:table-column table:style-name="Tabela7.A"/>
          <table:table-column table:style-name="Tabela7.B"/>
          <table:table-row table:style-name="TableLine93922910610464">
            <table:table-cell table:style-name="Tabela7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</table:table-cell>
            <table:table-cell table:style-name="Tabela7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namespace</text:span> <text:span text:style-name="Source_20_Text">App\Utility;</text:span></text:p>
              <text:p text:style-name="Table_20_Contents"> </text:p>
              <text:p text:style-name="Table_20_Contents"><text:span text:style-name="Source_20_Text">use</text:span> <text:span text:style-name="Source_20_Text">Cake\View\ViewBuilder;</text:span></text:p>
              <text:p text:style-name="Table_20_Contents"><text:span text:style-name="Source_20_Text">use</text:span> <text:span text:style-name="Source_20_Text">Knp\Snappy\Pdf;</text:span></text:p>
              <text:p text:style-name="Table_20_Contents"> </text:p>
              <text:p text:style-name="Table_20_Contents"><text:span text:style-name="Source_20_Text">class</text:span> <text:span text:style-name="Source_20_Text">PdfWriter</text:span></text:p>
              <text:p text:style-name="Table_20_Contents"><text:span text:style-name="Source_20_Text">{</text:span></text:p>
              <text:p text:style-name="Table_20_Contents"><text:span text:style-name="Source_20_Text">    private</text:span> <text:span text:style-name="Source_20_Text">$binaryPath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__construct()</text:span></text:p>
              <text:p text:style-name="Table_20_Contents"><text:span text:style-name="Source_20_Text">    {</text:span></text:p>
              <text:p text:style-name="Table_20_Contents"><text:span text:style-name="Source_20_Text">        $this-&gt;binaryPath = ROOT . '/vendor/bin/wkhtmltopdf-amd64-osx';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write($template, $data)</text:span></text:p>
              <text:p text:style-name="Table_20_Contents"><text:span text:style-name="Source_20_Text">    {</text:span></text:p>
              <text:p text:style-name="Table_20_Contents"><text:span text:style-name="Source_20_Text">        $snappy</text:span> <text:span text:style-name="Source_20_Text">= new</text:span> <text:span text:style-name="Source_20_Text">Pdf($this-&gt;binaryPath);</text:span></text:p>
              <text:p text:style-name="Table_20_Contents"> </text:p>
              <text:p text:style-name="Table_20_Contents"><text:span text:style-name="Source_20_Text">        $html</text:span> <text:span text:style-name="Source_20_Text">= (new</text:span> <text:span text:style-name="Source_20_Text">ViewBuilder())-&gt;layout('ajax')-&gt;build($data)-&gt;render($template);</text:span></text:p>
              <text:p text:style-name="Table_20_Contents"> </text:p>
              <text:p text:style-name="Table_20_Contents"><text:span text:style-name="Source_20_Text">        return</text:span> <text:span text:style-name="Source_20_Text">$snappy-&gt;getOutputFromHtml($html);</text:span>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3" text:outline-level="3"><text:bookmark text:name="toc_3"/>Using the PdfWriter class in a controller action</text:h>
      <text:p text:style-name="Text_20_body">Let's pretend we have a <text:span text:style-name="Strong_20_Emphasis">PdfsController</text:span> controller and we want its <text:span text:style-name="Source_20_Text">generate</text:span> action to create a PDF using the <text:span text:style-name="Strong_20_Emphasis">generate.tcp</text:span> template as its content, and force user to download the PDF. </text:p>
      <text:p text:style-name="Text_20_body">This is how we do it in CakePHP 3. </text:p>
      <text:p text:style-name="Text_20_body">We first create a <text:span text:style-name="Strong_20_Emphasis">PdfWriter</text:span> object and call its <text:span text:style-name="Source_20_Text">write</text:span> method by supplying template <text:span text:style-name="Strong_20_Emphasis">generate.ctp</text:span>'s path and its template data. </text:p>
      <text:section text:style-name="Sect1" text:name="highlighter_827487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8" table:style-name="Tabela8">
          <table:table-column table:style-name="Tabela8.A"/>
          <table:table-column table:style-name="Tabela8.B"/>
          <table:table-row table:style-name="TableLine93922910658032">
            <table:table-cell table:style-name="Tabela8.A1" office:value-type="string">
              <text:p text:style-name="Table_20_Contents">1</text:p>
              <text:p text:style-name="Table_20_Contents">2</text:p>
              <text:p text:style-name="Table_20_Contents">3</text:p>
            </table:table-cell>
            <table:table-cell table:style-name="Tabela8.A1" office:value-type="string">
              <text:p text:style-name="Table_20_Contents"><text:span text:style-name="Source_20_Text">$pdfWriter</text:span> <text:span text:style-name="Source_20_Text">= new</text:span> <text:span text:style-name="Source_20_Text">PdfWriter();</text:span></text:p>
              <text:p text:style-name="Table_20_Contents"> </text:p>
              <text:p text:style-name="Table_20_Contents"><text:span text:style-name="Source_20_Text">$pdf</text:span> <text:span text:style-name="Source_20_Text">= $pdfWriter-&gt;write('Pdfs/generate', ['name'</text:span> <text:span text:style-name="Source_20_Text">=&gt; 'xu']);</text:span></text:p>
            </table:table-cell>
          </table:table-row>
        </table:table>
        <text:p text:style-name="Text_20_body"/>
      </text:section>
      <text:p text:style-name="Text_20_body">Next we utilise CakePHP's response object to force user to download the generated PDF:</text:p>
      <text:section text:style-name="Sect1" text:name="highlighter_173815">
        <text:p text:style-name="P2"><text:soft-page-break/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9" table:style-name="Tabela9">
          <table:table-column table:style-name="Tabela9.A"/>
          <table:table-column table:style-name="Tabela9.B"/>
          <table:table-row table:style-name="TableLine93922910849280">
            <table:table-cell table:style-name="Tabela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ela9.A1" office:value-type="string">
              <text:p text:style-name="Table_20_Contents"><text:span text:style-name="Source_20_Text">$this-&gt;response-&gt;body($pdf);</text:span></text:p>
              <text:p text:style-name="Table_20_Contents"><text:span text:style-name="Source_20_Text">$this-&gt;response-&gt;type('pdf');</text:span></text:p>
              <text:p text:style-name="Table_20_Contents"><text:span text:style-name="Source_20_Text">$this-&gt;response-&gt;download(sprintf('export-%s.pdf', time()));</text:span></text:p>
              <text:p text:style-name="Table_20_Contents"> </text:p>
              <text:p text:style-name="Table_20_Contents"><text:span text:style-name="Source_20_Text">return</text:span> <text:span text:style-name="Source_20_Text">$this-&gt;response;</text:span></text:p>
            </table:table-cell>
          </table:table-row>
        </table:table>
        <text:p text:style-name="Text_20_body"/>
      </text:section>
      <text:p text:style-name="Text_20_body">That's all when we need to do to make the <text:span text:style-name="Source_20_Text">generate</text:span> action a PDF view. Here is the full source code for <text:span text:style-name="Source_20_Text">generate</text:span> action:</text:p>
      <text:section text:style-name="Sect1" text:name="highlighter_479472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10" table:style-name="Tabela10">
          <table:table-column table:style-name="Tabela10.A"/>
          <table:table-column table:style-name="Tabela10.B"/>
          <table:table-row table:style-name="TableLine93922910636352">
            <table:table-cell table:style-name="Tabela10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</table:table-cell>
            <table:table-cell table:style-name="Tabela10.A1" office:value-type="string">
              <text:p text:style-name="Table_20_Contents"><text:span text:style-name="Source_20_Text">public</text:span> <text:span text:style-name="Source_20_Text">function</text:span> <text:span text:style-name="Source_20_Text">generate()</text:span></text:p>
              <text:p text:style-name="Table_20_Contents"><text:span text:style-name="Source_20_Text">{</text:span></text:p>
              <text:p text:style-name="Table_20_Contents"><text:span text:style-name="Source_20_Text">    $pdfWriter</text:span> <text:span text:style-name="Source_20_Text">= new</text:span> <text:span text:style-name="Source_20_Text">PdfWriter();</text:span></text:p>
              <text:p text:style-name="Table_20_Contents"><text:span text:style-name="Source_20_Text">    $pdf</text:span> <text:span text:style-name="Source_20_Text">= $pdfWriter-&gt;write('Pdfs/generate', ['name'</text:span> <text:span text:style-name="Source_20_Text">=&gt; 'xu']);</text:span></text:p>
              <text:p text:style-name="Table_20_Contents"><text:span text:style-name="Source_20_Text">    </text:span> </text:p>
              <text:p text:style-name="Table_20_Contents"><text:span text:style-name="Source_20_Text">    $this-&gt;response-&gt;body($pdf);</text:span></text:p>
              <text:p text:style-name="Table_20_Contents"><text:span text:style-name="Source_20_Text">    $this-&gt;response-&gt;type('pdf');</text:span></text:p>
              <text:p text:style-name="Table_20_Contents"><text:span text:style-name="Source_20_Text">    $this-&gt;response-&gt;download(sprintf('export-%s.pdf', time()));</text:span></text:p>
              <text:p text:style-name="Table_20_Contents"><text:span text:style-name="Source_20_Text">    </text:span> </text:p>
              <text:p text:style-name="Table_20_Contents"><text:span text:style-name="Source_20_Text">    return</text:span> <text:span text:style-name="Source_20_Text">$this-&gt;response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3" text:outline-level="3"><text:bookmark text:name="toc_4"/>Make it reusable</text:h>
      <text:p text:style-name="Text_20_body">If you ever need to have more than one PDF view in your CakePHP 3 application. You will soon find out some repeated code in the action code. </text:p>
      <text:p text:style-name="Text_20_body">If we re-exam the <text:span text:style-name="Source_20_Text">generate()</text:span> action code, it is not difficult to spot the repetitive code:</text:p>
      <text:section text:style-name="Sect1" text:name="highlighter_143660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11" table:style-name="Tabela11">
          <table:table-column table:style-name="Tabela11.A"/>
          <table:table-column table:style-name="Tabela11.B"/>
          <table:table-row table:style-name="TableLine93922910786656">
            <table:table-cell table:style-name="Tabela1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</table:table-cell>
            <table:table-cell table:style-name="Tabela11.A1" office:value-type="string">
              <text:p text:style-name="Table_20_Contents"><text:span text:style-name="Source_20_Text">$this-&gt;response-&gt;body($pdf);</text:span></text:p>
              <text:p text:style-name="Table_20_Contents"><text:span text:style-name="Source_20_Text">$this-&gt;response-&gt;type('pdf');</text:span></text:p>
              <text:p text:style-name="Table_20_Contents"><text:span text:style-name="Source_20_Text">$this-&gt;response-&gt;download(sprintf('export-%s.pdf', time()));</text:span></text:p>
              <text:p text:style-name="Table_20_Contents"><text:span text:style-name="Source_20_Text">    </text:span> </text:p>
              <text:p text:style-name="Table_20_Contents"><text:span text:style-name="Source_20_Text">return</text:span> <text:span text:style-name="Source_20_Text">$this-&gt;response;</text:span></text:p>
            </table:table-cell>
          </table:table-row>
        </table:table>
        <text:p text:style-name="Text_20_body"/>
      </text:section>
      <text:p text:style-name="Text_20_body">There is some code extraction we can do to make it reusable. </text:p>
      <text:p text:style-name="Text_20_body">One of the possibilities is to create a generic <text:span text:style-name="Source_20_Text">downloadPdf</text:span> method in <text:span text:style-name="Strong_20_Emphasis">AppController</text:span> class, since it is the gold-father of all userland controller classes. </text:p>
      <text:p text:style-name="Text_20_body">Let's do that in <text:span text:style-name="Strong_20_Emphasis">AppController</text:span> class: </text:p>
      <text:section text:style-name="Sect1" text:name="highlighter_480518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12" table:style-name="Tabela12">
          <table:table-column table:style-name="Tabela12.A"/>
          <table:table-column table:style-name="Tabela12.B"/>
          <table:table-row table:style-name="TableLine93922910925392">
            <table:table-cell table:style-name="Tabela1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<text:soft-page-break/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</table:table-cell>
            <table:table-cell table:style-name="Tabela12.A1" office:value-type="string">
              <text:p text:style-name="Table_20_Contents"><text:span text:style-name="Source_20_Text">public</text:span> <text:span text:style-name="Source_20_Text">function</text:span> <text:span text:style-name="Source_20_Text">downloadPdf($template, $vars)</text:span></text:p>
              <text:p text:style-name="Table_20_Contents"><text:span text:style-name="Source_20_Text">{</text:span></text:p>
              <text:p text:style-name="Table_20_Contents"><text:span text:style-name="Source_20_Text">    $pdfWriter</text:span> <text:span text:style-name="Source_20_Text">= new</text:span> <text:span text:style-name="Source_20_Text">PdfWriter();</text:span></text:p>
              <text:p text:style-name="Table_20_Contents"> </text:p>
              <text:p text:style-name="Table_20_Contents"><text:span text:style-name="Source_20_Text">    $pdf</text:span> <text:span text:style-name="Source_20_Text">= $pdfWriter-&gt;write($template, $vars);</text:span></text:p>
              <text:p text:style-name="Table_20_Contents"><text:soft-page-break/> </text:p>
              <text:p text:style-name="Table_20_Contents"><text:span text:style-name="Source_20_Text">    $this-&gt;response-&gt;body($pdf);</text:span></text:p>
              <text:p text:style-name="Table_20_Contents"><text:span text:style-name="Source_20_Text">    $this-&gt;response-&gt;type('pdf');</text:span></text:p>
              <text:p text:style-name="Table_20_Contents"><text:span text:style-name="Source_20_Text">    $this-&gt;response-&gt;download(sprintf('export-%s.pdf', time()));</text:span></text:p>
              <text:p text:style-name="Table_20_Contents"><text:span text:style-name="Source_20_Text">    return</text:span> <text:span text:style-name="Source_20_Text">$this-&gt;response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Now we can refactor <text:span text:style-name="Source_20_Text">PdfsController::generate()</text:span> to:</text:p>
      <text:section text:style-name="Sect1" text:name="highlighter_835090">
        <text:p text:style-name="P2"><text:a xlink:type="simple" xlink:href="https://www.startutorial.com/articles/view/generating-pdfs-from-html-and-snappy-in-cakephp-3#" text:style-name="Internet_20_link" text:visited-style-name="Visited_20_Internet_20_Link">?</text:a></text:p>
        <table:table table:name="Tabela13" table:style-name="Tabela13">
          <table:table-column table:style-name="Tabela13.A"/>
          <table:table-column table:style-name="Tabela13.B"/>
          <table:table-row table:style-name="TableLine93922904929008">
            <table:table-cell table:style-name="Tabela1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ela13.A1" office:value-type="string">
              <text:p text:style-name="Table_20_Contents"><text:span text:style-name="Source_20_Text">public</text:span> <text:span text:style-name="Source_20_Text">function</text:span> <text:span text:style-name="Source_20_Text">generate()</text:span></text:p>
              <text:p text:style-name="Table_20_Contents"><text:span text:style-name="Source_20_Text">{</text:span></text:p>
              <text:p text:style-name="Table_20_Contents"><text:span text:style-name="Source_20_Text">    return</text:span> <text:span text:style-name="Source_20_Text">$this-&gt;downloadPdf('Pdfs/generate', ['name'</text:span> <text:span text:style-name="Source_20_Text">=&gt; 'xu'])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Much easier and cleaner! The best part is that we can now create any future PDF view with one line of code in controller's action. </text:p>
      <text:h text:style-name="Heading_20_3" text:outline-level="3"><text:bookmark text:name="toc_5"/>The end</text:h>
      <text:p text:style-name="Text_20_body">In this tutorial, we have learned how to generate PDF from HTML in CakePHP 3. The approach showed in this tutorial allows us to create a PDF view with one single line of code. </text:p>
      <text:p text:style-name="Standard"><text:a xlink:type="simple" xlink:href="https://www.startutorial.com/articles/view/generating-pdfs-from-html-and-snappy-in-cakephp-3" text:style-name="Internet_20_link" text:visited-style-name="Visited_20_Internet_20_Link">https://www.startutorial.com/articles/view/generating-pdfs-from-html-and-snappy-in-cakephp-3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4:53:12.946262561</meta:creation-date>
    <dc:date>2021-05-12T14:54:00.687539895</dc:date>
    <meta:editing-duration>PT50S</meta:editing-duration>
    <meta:editing-cycles>1</meta:editing-cycles>
    <meta:document-statistic meta:table-count="13" meta:image-count="0" meta:object-count="0" meta:page-count="5" meta:paragraph-count="226" meta:word-count="891" meta:character-count="5851" meta:non-whitespace-character-count="5002"/>
    <meta:generator>LibreOffice/6.4.7.2$Linux_X86_64 LibreOffice_project/40$Build-2</meta:generator>
  </office:meta>
</office:document-meta>
</file>